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umeroPagina">
      <style:text-properties officeooo:paragraph-rsid="001fa5ba"/>
    </style:style>
    <style:style style:name="P2" style:family="paragraph" style:parent-style-name="Table_20_Contents">
      <style:text-properties style:font-name="Tahoma" fo:font-size="10pt" style:font-size-asian="10.5pt"/>
    </style:style>
    <style:style style:name="P3" style:family="paragraph" style:parent-style-name="CuerpoTabla">
      <style:text-properties officeooo:rsid="00166289" officeooo:paragraph-rsid="00166289"/>
    </style:style>
    <style:style style:name="P4" style:family="paragraph" style:parent-style-name="CuerpoTabla">
      <style:text-properties officeooo:paragraph-rsid="001fa5ba"/>
    </style:style>
    <style:style style:name="P5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7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P8" style:family="paragraph" style:parent-style-name="Nivel1" style:master-page-name="Pagina">
      <style:paragraph-properties style:page-number="auto"/>
    </style:style>
    <style:style style:name="P9" style:family="paragraph" style:parent-style-name="TablaContenidosDemostrativo" style:master-page-name="Pagina">
      <style:paragraph-properties style:page-number="auto"/>
    </style:style>
    <style:style style:name="P10" style:family="paragraph" style:parent-style-name="Textos" style:master-page-name="Pagina">
      <style:paragraph-properties style:page-number="auto"/>
    </style:style>
    <style:style style:name="P11" style:family="paragraph" style:parent-style-name="Textos">
      <style:text-properties officeooo:rsid="0024c322" officeooo:paragraph-rsid="0024c322"/>
    </style:style>
    <style:style style:name="P12" style:family="paragraph" style:parent-style-name="CuerpoTabla">
      <style:text-properties officeooo:rsid="0024c322" officeooo:paragraph-rsid="0024c322"/>
    </style:style>
    <style:style style:name="T1" style:family="text">
      <style:text-properties officeooo:rsid="0016b2d2"/>
    </style:style>
    <style:style style:name="T2" style:family="text">
      <style:text-properties officeooo:rsid="00189460"/>
    </style:style>
    <style:style style:name="T3" style:family="text">
      <style:text-properties officeooo:rsid="001fa5ba"/>
    </style:style>
    <style:style style:name="T4" style:family="text">
      <style:text-properties officeooo:rsid="0024c3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R0.<text:span text:style-name="T3">36</text:span></text:p>
      <text:p text:style-name="Standard"/>
      <text:p text:style-name="SubtituloPortadaYDemostrativos">Tipo de documento: Acta</text:p>
      <text:p text:style-name="P4"><text:span text:style-name="T4">30/07</text:span>/201<text:span text:style-name="T1">4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3">AR0.<text:span text:style-name="T3">36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P4"><text:span text:style-name="T4">30</text:span>/<text:span text:style-name="T1">07</text:span>/201<text:span text:style-name="T1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10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2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P4"><text:span text:style-name="T4">30</text:span>/<text:span text:style-name="T1">07</text:span>/201<text:span text:style-name="T1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P4"><text:span text:style-name="T4">30</text:span>/<text:span text:style-name="T1">07</text:span>/201<text:span text:style-name="T1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9">Tabla de contenido</text:p>
          </text:index-title>
          <text:p text:style-name="P5"><text:a xlink:type="simple" xlink:href="#__RefHeading__1803_1352885363" text:style-name="Index_20_Link" text:visited-style-name="Index_20_Link">Datos de la reunión:<text:tab/>4</text:a></text:p>
          <text:p text:style-name="P6"><text:a xlink:type="simple" xlink:href="#__RefHeading__744_302876939" text:style-name="Index_20_Link" text:visited-style-name="Index_20_Link">Tabla 01. Datos de la reunión, 2014<text:tab/>4</text:a></text:p>
          <text:p text:style-name="P5"><text:a xlink:type="simple" xlink:href="#__RefHeading__746_302876939" text:style-name="Index_20_Link" text:visited-style-name="Index_20_Link">Puntos del orden del día:<text:tab/>4</text:a></text:p>
          <text:p text:style-name="P5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8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4">30</text:span>/<text:span text:style-name="T1">07</text:span>/201<text:span text:style-name="T1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P12">12:15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P12">12:40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CuerpoTabla">Manuel Cid</text:p>
            <text:p text:style-name="CuerpoTabla">Roberto Rosende</text:p>
            <text:p text:style-name="P12">Javier Rodeiro</text:p>
          </table:table-cell>
        </table:table-row>
      </table:table>
      <text:p text:style-name="PieTablaIlustraciones"><text:bookmark-start text:name="__RefHeading__744_302876939"/>Tabla 01. Datos de la reunión, 201<text:span text:style-name="T2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os:<text:bookmark-end text:name="__RefHeading__748_302876939"/></text:p>
      <text:p text:style-name="P11">Pedir tubo termoretractil mediado a la ferreteria(referencia 32)</text:p>
      <text:p text:style-name="P11">La semana que viene hay que empezar a montar los armarios.</text:p>
      <text:p text:style-name="P11">Faltan dos disipadores de cpu para poder montar el armario de refrigeración líquida.</text:p>
      <text:p text:style-name="P11">Pedir todos los tubos para la refrigeración líquida del armario ( 12 mm interior 16 mm exterior)</text:p>
      <text:p text:style-name="P11">Ir adelantando e instalar los equipos(se procedera a clonación de ellos).</text:p>
      <text:p text:style-name="P11">Javier y Roberto tiene que mirar un dia para ir haciendo la justificación del ahorro energético.</text:p>
      <text:p text:style-name="P11">Pedirle al CESGA que nos mande datos de consumo energético de ellos(historiales,etc)</text:p>
      <text:p text:style-name="P11"/>
      <text:p text:style-name="P11"><text:soft-page-break/>Un día de la semana que viene a poder ser Javier y Roberto van hacerle una visita al CESGA para ver si pueden darnos datos para hacer comparaciones.</text:p>
      <text:p text:style-name="P11">Tarea pendiente acabar todas las fuentes de alimentación.</text:p>
      <text:p text:style-name="P11">Pedir velcro doble.</text:p>
      <text:p text:style-name="P11">Javier tiene <text:s/>que llamar a Susana y también al de la parafi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umeroPagina">
      <style:text-properties officeooo:paragraph-rsid="001fa5b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MP1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3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7</meta:editing-cycles>
    <meta:generator>LibreOffice/4.1.3.2$Linux_X86_64 LibreOffice_project/410m0$Build-2</meta:generator>
    <dc:date>2014-07-30T13:21:59.738693985</dc:date>
    <dc:creator>Manuel </dc:creator>
    <meta:document-statistic meta:table-count="5" meta:image-count="3" meta:object-count="0" meta:page-count="5" meta:paragraph-count="72" meta:word-count="298" meta:character-count="1849" meta:non-whitespace-character-count="1581"/>
  </office:meta>
</office:document-meta>
</file>